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c1c9" officeooo:paragraph-rsid="001ec1c9"/>
    </style:style>
    <style:style style:name="P2" style:family="paragraph" style:parent-style-name="Standard">
      <style:text-properties officeooo:rsid="001ec1c9" officeooo:paragraph-rsid="001ec1c9"/>
    </style:style>
    <style:style style:name="P3" style:family="paragraph" style:parent-style-name="Standard">
      <style:text-properties officeooo:rsid="0020245e" officeooo:paragraph-rsid="002024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lugu movie names</text:p>
      <text:p text:style-name="P1">1)Narappa</text:p>
      <text:p text:style-name="P1">2)Vakeel Saab</text:p>
      <text:p text:style-name="P3">1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14:44:37.293658039</meta:creation-date>
    <dc:date>2021-12-09T15:11:20.456908440</dc:date>
    <meta:editing-duration>PT1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" meta:character-count="41" meta:non-whitespace-character-count="38"/>
  </office:meta>
</office:document-meta>
</file>